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-color="#999999" draw:textarea-horizontal-align="justify" draw:textarea-vertical-align="middle" draw:auto-grow-height="false" fo:min-height="2.95cm" fo:min-width="26.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388cm" fo:min-width="0.5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5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12cm" fo:min-width="0cm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112cm" fo:min-width="0cm"/>
    </style:style>
    <style:style style:name="P1" style:family="paragraph">
      <loext:graphic-properties draw:fill-color="#999999"/>
      <style:paragraph-properties fo:text-align="center"/>
      <style:text-properties fo:font-size="14pt"/>
    </style:style>
    <style:style style:name="P2" style:family="paragraph">
      <style:paragraph-properties fo:text-align="center"/>
      <style:text-properties style:font-name="DejaVu Sans Mono" fo:font-size="14pt"/>
    </style:style>
    <style:style style:name="P3" style:family="paragraph">
      <loext:graphic-properties draw:fill-color="#ffffff"/>
      <style:paragraph-properties fo:text-align="center"/>
      <style:text-properties style:font-name="DejaVu Sans Mono" fo:font-size="14pt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 draw:fill-color="#ffffff"/>
      <style:text-properties style:font-name="DejaVu Sans Mono" fo:font-size="14pt"/>
    </style:style>
    <style:style style:name="P8" style:family="paragraph">
      <style:paragraph-properties fo:text-align="center"/>
      <style:text-properties fo:font-size="8pt"/>
    </style:style>
    <style:style style:name="P9" style:family="paragraph">
      <loext:graphic-properties draw:fill-color="#ffffff"/>
      <style:paragraph-properties fo:text-align="center"/>
      <style:text-properties fo:font-size="8pt"/>
    </style:style>
    <style:style style:name="T1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cm" svg:height="3.2cm" svg:x="1.6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5cm" svg:height="0.9cm" svg:x="20.302cm" svg:y="1.7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052cm" svg:y1="2.6cm" svg:x2="14.65cm" svg:y2="3.478cm" draw:start-shape="id1" draw:start-glue-point="8" draw:end-shape="id2" draw:end-glue-point="4" svg:d="M21052 2600l-6402 878" svg:viewBox="0 0 6403 879">
          <text:p/>
        </draw:connector>
        <draw:connector draw:style-name="gr3" draw:text-style-name="P4" draw:layer="layout" draw:type="line" svg:x1="21.052cm" svg:y1="2.6cm" svg:x2="16.347cm" svg:y2="3.478cm" draw:start-shape="id1" draw:start-glue-point="8" draw:end-shape="id3" draw:end-glue-point="4" svg:d="M21052 2600l-4705 878" svg:viewBox="0 0 4706 879">
          <text:p/>
        </draw:connector>
        <draw:connector draw:style-name="gr3" draw:text-style-name="P4" draw:layer="layout" draw:type="line" svg:x1="21.052cm" svg:y1="2.6cm" svg:x2="18.043cm" svg:y2="3.478cm" draw:start-shape="id1" draw:start-glue-point="8" draw:end-shape="id4" draw:end-glue-point="4" svg:d="M21052 2600l-3009 878" svg:viewBox="0 0 3010 879">
          <text:p/>
        </draw:connector>
        <draw:custom-shape draw:style-name="gr4" draw:text-style-name="P3" xml:id="id2" draw:id="id2" draw:layer="layout" svg:width="1.5cm" svg:height="0.9cm" svg:x="13.9cm" svg:y="3.478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5cm" svg:height="0.9cm" svg:x="15.597cm" svg:y="3.47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5cm" svg:height="0.9cm" svg:x="17.293cm" svg:y="3.4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972cm" svg:height="0.823cm" svg:x="18.99cm" svg:y="3.517cm">
          <draw:text-box>
            <text:p text:style-name="P5">...</text:p>
          </draw:text-box>
        </draw:frame>
        <draw:custom-shape draw:style-name="gr4" draw:text-style-name="P3" xml:id="id5" draw:id="id5" draw:layer="layout" svg:width="1.5cm" svg:height="0.9cm" svg:x="20.299cm" svg:y="3.478cm">
          <text:p text:style-name="P2">9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1.5cm" svg:height="0.9cm" svg:x="21.996cm" svg:y="3.478cm">
          <text:p text:style-name="P2">9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5cm" svg:height="0.9cm" svg:x="23.692cm" svg:y="3.478cm">
          <text:p text:style-name="P2">9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972cm" svg:height="0.823cm" svg:x="25.388cm" svg:y="3.517cm">
          <draw:text-box>
            <text:p text:style-name="P5">...</text:p>
          </draw:text-box>
        </draw:frame>
        <draw:connector draw:style-name="gr3" draw:text-style-name="P4" draw:layer="layout" draw:type="line" svg:x1="21.052cm" svg:y1="2.6cm" svg:x2="21.049cm" svg:y2="3.478cm" draw:start-shape="id1" draw:start-glue-point="8" draw:end-shape="id5" draw:end-glue-point="4" svg:d="M21052 2600l-3 878" svg:viewBox="0 0 4 879">
          <text:p/>
        </draw:connector>
        <draw:connector draw:style-name="gr3" draw:text-style-name="P4" draw:layer="layout" draw:type="line" svg:x1="21.052cm" svg:y1="2.6cm" svg:x2="22.746cm" svg:y2="3.478cm" draw:start-shape="id1" draw:start-glue-point="8" draw:end-shape="id6" draw:end-glue-point="4" svg:d="M21052 2600l1694 878" svg:viewBox="0 0 1695 879">
          <text:p/>
        </draw:connector>
        <draw:connector draw:style-name="gr3" draw:text-style-name="P4" draw:layer="layout" draw:type="line" svg:x1="21.052cm" svg:y1="2.6cm" svg:x2="24.442cm" svg:y2="3.478cm" draw:start-shape="id1" draw:start-glue-point="8" draw:end-shape="id7" draw:end-glue-point="4" svg:d="M21052 2600l3390 878" svg:viewBox="0 0 3391 879">
          <text:p/>
        </draw:connector>
        <draw:custom-shape draw:style-name="gr4" draw:text-style-name="P3" xml:id="id8" draw:id="id8" draw:layer="layout" svg:width="1.5cm" svg:height="0.9cm" svg:x="21.997cm" svg:y="5cm">
          <text:p text:style-name="P2">2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5cm" svg:height="0.9cm" svg:x="23.693cm" svg:y="5cm">
          <text:p text:style-name="P2">2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2.746cm" svg:y1="4.378cm" svg:x2="22.747cm" svg:y2="5cm" draw:start-shape="id6" draw:start-glue-point="8" draw:end-shape="id8" draw:end-glue-point="4" svg:d="M22746 4378l1 622" svg:viewBox="0 0 2 623">
          <text:p/>
        </draw:connector>
        <draw:connector draw:style-name="gr3" draw:text-style-name="P4" draw:layer="layout" draw:type="line" svg:x1="24.442cm" svg:y1="4.378cm" svg:x2="24.443cm" svg:y2="5cm" draw:start-shape="id7" draw:start-glue-point="8" draw:end-shape="id9" draw:end-glue-point="4" svg:d="M24442 4378l1 622" svg:viewBox="0 0 2 623">
          <text:p/>
        </draw:connector>
        <draw:custom-shape draw:style-name="gr4" draw:text-style-name="P3" xml:id="id10" draw:id="id10" draw:layer="layout" svg:width="1.5cm" svg:height="0.9cm" svg:x="20.3cm" svg:y="5cm">
          <text:p text:style-name="P2">2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049cm" svg:y1="4.378cm" svg:x2="21.05cm" svg:y2="5cm" draw:start-shape="id5" draw:start-glue-point="8" draw:end-shape="id10" draw:end-glue-point="4" svg:d="M21049 4378l1 622" svg:viewBox="0 0 2 623">
          <text:p/>
        </draw:connector>
        <draw:custom-shape draw:style-name="gr4" draw:text-style-name="P3" xml:id="id11" draw:id="id11" draw:layer="layout" svg:width="1.5cm" svg:height="0.9cm" svg:x="20.301cm" svg:y="6.551cm">
          <text:p text:style-name="P2">2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05cm" svg:y1="5.9cm" svg:x2="21.051cm" svg:y2="6.551cm" draw:start-shape="id10" draw:start-glue-point="8" draw:end-shape="id11" draw:end-glue-point="4" svg:d="M21050 5900l1 651" svg:viewBox="0 0 2 652">
          <text:p/>
        </draw:connector>
        <draw:custom-shape draw:style-name="gr4" draw:text-style-name="P3" xml:id="id12" draw:id="id12" draw:layer="layout" svg:width="1.5cm" svg:height="0.9cm" svg:x="26.6cm" svg:y="3.478cm">
          <text:p text:style-name="P2">2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7.35cm" svg:y1="3.478cm" svg:x2="21.052cm" svg:y2="2.6cm" draw:start-shape="id12" draw:start-glue-point="4" draw:end-shape="id1" draw:end-glue-point="8" svg:d="M27350 3478l-6298-878" svg:viewBox="0 0 6299 879">
          <text:p/>
        </draw:connector>
        <draw:custom-shape draw:style-name="gr2" draw:text-style-name="P3" xml:id="id13" draw:id="id13" draw:layer="layout" svg:width="1.5cm" svg:height="0.9cm" svg:x="7.193cm" svg:y="1.698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43cm" svg:y1="2.598cm" svg:x2="7.943cm" svg:y2="3.478cm" draw:start-shape="id13" draw:start-glue-point="8" draw:end-shape="id14" draw:end-glue-point="4" svg:d="M7943 2598v880" svg:viewBox="0 0 1 881">
          <text:p/>
        </draw:connector>
        <draw:custom-shape draw:style-name="gr4" draw:text-style-name="P3" xml:id="id14" draw:id="id14" draw:layer="layout" svg:width="1.5cm" svg:height="0.9cm" svg:x="7.193cm" svg:y="3.478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" draw:id="id15" draw:layer="layout" svg:width="1.5cm" svg:height="0.9cm" svg:x="5.293cm" svg:y="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6" draw:id="id16" draw:layer="layout" svg:width="1.5cm" svg:height="0.9cm" svg:x="7.193cm" svg:y="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043cm" svg:y1="5cm" svg:x2="7.943cm" svg:y2="4.378cm" draw:start-shape="id15" draw:start-glue-point="4" draw:end-shape="id14" draw:end-glue-point="8" svg:d="M6043 5000l1900-622" svg:viewBox="0 0 1901 623">
          <text:p/>
        </draw:connector>
        <draw:connector draw:style-name="gr3" draw:text-style-name="P4" draw:layer="layout" draw:type="line" svg:x1="7.943cm" svg:y1="5cm" svg:x2="7.943cm" svg:y2="4.378cm" draw:start-shape="id16" draw:start-glue-point="4" draw:end-shape="id14" draw:end-glue-point="8" svg:d="M7943 5000v-622" svg:viewBox="0 0 1 623">
          <text:p/>
        </draw:connector>
        <draw:custom-shape draw:style-name="gr4" draw:text-style-name="P3" xml:id="id17" draw:id="id17" draw:layer="layout" svg:width="1.5cm" svg:height="0.9cm" svg:x="8.993cm" svg:y="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9.743cm" svg:y1="5cm" svg:x2="7.943cm" svg:y2="4.378cm" draw:start-shape="id17" draw:start-glue-point="4" draw:end-shape="id14" draw:end-glue-point="8" svg:d="M9743 5000l-1800-622" svg:viewBox="0 0 1801 623">
          <text:p/>
        </draw:connector>
        <draw:custom-shape draw:style-name="gr4" draw:text-style-name="P3" xml:id="id18" draw:id="id18" draw:layer="layout" svg:width="1.5cm" svg:height="0.9cm" svg:x="7.193cm" svg:y="6.551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43cm" svg:y1="5.9cm" svg:x2="7.943cm" svg:y2="6.551cm" draw:start-shape="id16" draw:start-glue-point="8" draw:end-shape="id18" draw:end-glue-point="4" svg:d="M7943 5900v651" svg:viewBox="0 0 1 652">
          <text:p/>
        </draw:connector>
        <draw:frame draw:style-name="gr5" draw:text-style-name="P7" draw:layer="layout" svg:width="5.54cm" svg:height="1.395cm" svg:x="11.3cm" svg:y="1.5cm">
          <draw:text-box>
            <text:p text:style-name="P5"><text:span text:style-name="T1">L</text:span><text:span text:style-name="T1">Z</text:span><text:span text:style-name="T1">W</text:span><text:span text:style-name="T1">,</text:span></text:p>
            <text:p text:style-name="P5"><text:span text:style-name="T1">r</text:span><text:span text:style-name="T1">o</text:span><text:span text:style-name="T1">o</text:span><text:span text:style-name="T1">t</text:span><text:span text:style-name="T1">n</text:span><text:span text:style-name="T1">o</text:span><text:span text:style-name="T1">d</text:span><text:span text:style-name="T1">e</text:span><text:span text:style-name="T1">(</text:span><text:span text:style-name="T1">0 </text:span><text:span text:style-name="T1">… </text:span><text:span text:style-name="T1">2</text:span><text:span text:style-name="T1">5</text:span><text:span text:style-name="T1">5</text:span><text:span text:style-name="T1">)</text:span></text:p>
          </draw:text-box>
        </draw:frame>
        <draw:frame draw:style-name="gr5" draw:text-style-name="P7" draw:layer="layout" svg:width="3.762cm" svg:height="1.395cm" svg:x="1.6cm" svg:y="1.5cm">
          <draw:text-box>
            <text:p text:style-name="P5"><text:span text:style-name="T1">LZ78,</text:span></text:p>
            <text:p text:style-name="P5"><text:span text:style-name="T1">rootnode(0)</text:span></text:p>
          </draw:text-box>
        </draw:frame>
        <draw:line draw:style-name="gr3" draw:text-style-name="P4" draw:layer="layout" svg:x1="11.3cm" svg:y1="1.2cm" svg:x2="11.3cm" svg:y2="7.8cm">
          <text:p/>
        </draw:line>
        <draw:custom-shape draw:style-name="gr6" draw:text-style-name="P9" draw:layer="layout" svg:width="0.5cm" svg:height="0.4cm" svg:x="22.5cm" svg:y="4.5cm">
          <text:p text:style-name="P8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20.801cm" svg:y="4.501cm">
          <text:p text:style-name="P8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24.201cm" svg:y="4.501cm">
          <text:p text:style-name="P8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20.801cm" svg:y="6.001cm">
          <text:p text:style-name="P8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6.702cm" svg:y="4.502cm">
          <text:p text:style-name="P8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7.703cm" svg:y="4.503cm">
          <text:p text:style-name="P8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8.703cm" svg:y="4.503cm">
          <text:p text:style-name="P8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0.5cm" svg:height="0.4cm" svg:x="7.703cm" svg:y="6.003cm">
          <text:p text:style-name="P8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5cm" svg:height="0.4cm" svg:x="20.802cm" svg:y="3.002cm">
          <text:p text:style-name="P8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5cm" svg:height="0.4cm" svg:x="22.003cm" svg:y="3.003cm">
          <text:p text:style-name="P8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0.5cm" svg:height="0.4cm" svg:x="23.303cm" svg:y="3.003cm">
          <text:p text:style-name="P8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7:34:16.935647997</meta:creation-date>
    <dc:date>2017-09-26T19:01:11.174442446</dc:date>
    <meta:editing-duration>PT12M47S</meta:editing-duration>
    <meta:editing-cycles>5</meta:editing-cycles>
    <meta:generator>LibreOffice/5.4.1.2.0$Linux_X86_64 LibreOffice_project/40m0$Build-2</meta:generator>
    <meta:document-statistic meta:object-count="51"/>
  </office:meta>
</office:document-meta>
</file>